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999999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2"><text:span text:style-name="T1">Requirement:</text:span>To create architechture of a virtual university</text:p>
      <text:p text:style-name="P2"/>
      <text:list xml:id="list9375800151" text:style-name="L1">
        <text:list-item>
          <text:p text:style-name="P6">Architechture must be facilitating fast storing and retrieval of students' data including the contact details, marks obtained and registering any new enrolled student.</text:p>
        </text:list-item>
      </text:list>
      <text:p text:style-name="P2"/>
      <text:list xml:id="list1449352241" text:continue-numbering="true" text:style-name="L1">
        <text:list-item>
          <text:p text:style-name="P6">It must Efficiently map the subjects and faculty alotted for each subject in the course.</text:p>
        </text:list-item>
      </text:list>
      <text:p text:style-name="P2"/>
      <text:list xml:id="list72754060" text:continue-numbering="true" text:style-name="L1">
        <text:list-item>
          <text:p text:style-name="P6">It also must be facilitating quick viewing, adding and realotting subjects to any faculty.</text:p>
        </text:list-item>
      </text:list>
      <text:p text:style-name="P2"/>
      <text:list xml:id="list289858017" text:continue-numbering="true" text:style-name="L1">
        <text:list-item>
          <text:p text:style-name="P6">It should easily map the courses offered by the university and details of the same like fees, subjects taught in the course, faculties, etc.</text:p>
        </text:list-item>
      </text:list>
      <text:p text:style-name="P2"/>
      <text:list xml:id="list365611582" text:continue-numbering="true" text:style-name="L1">
        <text:list-item>
          <text:p text:style-name="P6">It must maintain the database integrity by providing single access point to the database.</text:p>
        </text:list-item>
        <text:list-item>
          <text:p text:style-name="P6">The user should be provided with a <text:span text:style-name="T2">One-click-All-done </text:span>module to perform all tasts as and when required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color="#999999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3: Requirement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11-11T23:36:30</meta:creation-date>
    <dc:date>2014-11-12T12:22:04</dc:date>
    <dc:creator>webonise </dc:creator>
    <meta:editing-duration>PT3M3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8" meta:word-count="123" meta:character-count="97" meta:non-whitespace-character-count="665"/>
  </office:meta>
</office:document-meta>
</file>